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d6456" officeooo:paragraph-rsid="00053fc3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c6fe5" officeooo:paragraph-rsid="001c47cc"/>
    </style:style>
    <style:style style:name="P3" style:family="paragraph" style:parent-style-name="Standard">
      <style:text-properties officeooo:rsid="001c6fe5" officeooo:paragraph-rsid="002194e1"/>
    </style:style>
    <style:style style:name="P4" style:family="paragraph" style:parent-style-name="Standard">
      <style:text-properties fo:font-weight="bold" officeooo:rsid="001c6fe5" officeooo:paragraph-rsid="001c47cc" style:font-weight-asian="bold" style:font-weight-complex="bold"/>
    </style:style>
    <style:style style:name="P5" style:family="paragraph" style:parent-style-name="Standard">
      <style:text-properties fo:font-weight="bold" officeooo:rsid="002194e1" officeooo:paragraph-rsid="002194e1" style:font-weight-asian="bold" style:font-weight-complex="bold"/>
    </style:style>
    <style:style style:name="P6" style:family="paragraph" style:parent-style-name="Standard">
      <style:text-properties officeooo:rsid="002194e1" officeooo:paragraph-rsid="002194e1"/>
    </style:style>
    <style:style style:name="P7" style:family="paragraph" style:parent-style-name="Standard">
      <style:text-properties officeooo:rsid="0021a70a" officeooo:paragraph-rsid="0021a70a"/>
    </style:style>
    <style:style style:name="P8" style:family="paragraph" style:parent-style-name="Standard">
      <style:text-properties officeooo:rsid="00230953" officeooo:paragraph-rsid="00230953"/>
    </style:style>
    <style:style style:name="T1" style:family="text">
      <style:text-properties officeooo:rsid="00053fc3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53fc3" style:font-size-asian="15pt" style:font-size-complex="15pt"/>
    </style:style>
    <style:style style:name="T4" style:family="text">
      <style:text-properties fo:font-size="15pt" officeooo:rsid="001c47cc" style:font-size-asian="15pt" style:font-size-complex="15pt"/>
    </style:style>
    <style:style style:name="T5" style:family="text">
      <style:text-properties officeooo:rsid="002125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amación</text:span> <text:s text:c="13"/><text:span text:style-name="T2"><text:s text:c="35"/>1ºTRIMESTRE </text:span><text:span text:style-name="T4">17</text:span><text:span text:style-name="T2">/</text:span><text:span text:style-name="T3">10</text:span><text:span text:style-name="T2">/2017</text:span></text:p>
      <text:p text:style-name="P1"><text:span text:style-name="T2"/></text:p>
      <text:p text:style-name="P1"><text:span text:style-name="T2">#ATAJOS EN GNU/LINUX - GNOME</text:span></text:p>
      <text:p text:style-name="P4"/>
      <text:p text:style-name="P4">En notación de Backus-Naur</text:p>
      <text:p text:style-name="P2"/>
      <text:p text:style-name="P4">##GNOME</text:p>
      <text:p text:style-name="P2"/>
      <text:p text:style-name="P2"><text:span text:style-name="T5">Meta</text:span> = Panel lateral</text:p>
      <text:p text:style-name="P2">C+ q = Quitar un programa </text:p>
      <text:p text:style-name="P2">C+ w = Cerrar una ventana </text:p>
      <text:p text:style-name="P2">Alt + Tabulador = Alternar entre programa </text:p>
      <text:p text:style-name="P2">Alt + _a_ (encima tabulador) = Alternar entre ventanas del mismo programa</text:p>
      <text:p text:style-name="P2">Control + Alt + Flecha Abajo = Moverte entre los diversos escritorios</text:p>
      <text:p text:style-name="P2">Control + Mayus + u = meter(caracteres)</text:p>
      <text:p text:style-name="P2">Meta + Space = Cambio de idioma </text:p>
      <text:p text:style-name="P2">Fg + 1 = Volver a primer plano </text:p>
      <text:p text:style-name="P8">F11 = Maximizar</text:p>
      <text:p text:style-name="P2"/>
      <text:p text:style-name="P4">##TEXTO</text:p>
      <text:p text:style-name="P2"/>
      <text:p text:style-name="P2">Control + (+) = Ampliar fuente</text:p>
      <text:p text:style-name="P2">Control + (-) = Reducir fuente</text:p>
      <text:p text:style-name="P2">Control + c = Copiar</text:p>
      <text:p text:style-name="P2">Control + v = Pegar</text:p>
      <text:p text:style-name="P2">Control + x = Cortar</text:p>
      <text:p text:style-name="P6">Control + Mayus + u + 2190/1/2/3 = Poner flechas </text:p>
      <text:p text:style-name="P2">Shift + ←↑→↓ = Subrayar de caracter a caracter</text:p>
      <text:p text:style-name="P2">C<text:span text:style-name="T5">o</text:span>ntrol + Shift + ←↑→↓ = Subrayar las palabras enteras</text:p>
      <text:p text:style-name="P2"/>
      <text:p text:style-name="P4">##TERMINAL</text:p>
      <text:p text:style-name="P2"/>
      <text:p text:style-name="P2">Control + Alt + t = <text:s/>Sacar terminal </text:p>
      <text:p text:style-name="P2">Control + Mayus + t = Sacar una nueva pestaña </text:p>
      <text:p text:style-name="P2">Alt + (nº) = Le da el foco a la pestaña _number_</text:p>
      <text:p text:style-name="P2">Control + Mayus + P = Instalar paquetes, Install Package (Paquetes)</text:p>
      <text:p text:style-name="P2">Hacer Lista <text:span text:style-name="T5">= </text:span>Poner (*) delante </text:p>
      <text:p text:style-name="P2">Control <text:s/>+ c = interrumpir programa </text:p>
      <text:p text:style-name="P2">C<text:span text:style-name="T5">o</text:span>ntrol <text:s/>+ z = Pasar a segundo plano </text:p>
      <text:p text:style-name="P2">Control + <text:s/>Mayus + c = Copiar</text:p>
      <text:p text:style-name="P3">Control + Mayus + v = Pegar</text:p>
      <text:p text:style-name="P6">Control + l = Borrar pantalla</text:p>
      <text:p text:style-name="P7">Display = Visor de imagenes</text:p>
      <text:p text:style-name="P7">Control + d = Terminar fichero</text:p>
      <text:p text:style-name="P7"/>
      <text:p text:style-name="P5">Y luego tenemos readline.</text:p>
      <text:p text:style-name="P6"/>
      <text:p text:style-name="P6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8:44:48.010340130</meta:creation-date>
    <dc:date>2017-10-17T11:25:37.615553280</dc:date>
    <meta:editing-duration>PT8M8S</meta:editing-duration>
    <meta:editing-cycles>1</meta:editing-cycles>
    <meta:document-statistic meta:table-count="0" meta:image-count="0" meta:object-count="0" meta:page-count="1" meta:paragraph-count="38" meta:word-count="239" meta:character-count="1272" meta:non-whitespace-character-count="1006"/>
    <meta:generator>LibreOffice/5.4.0.3$Linux_X86_64 LibreOffice_project/40m0$Build-3</meta:generator>
  </office:meta>
</office:document-meta>
</file>